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6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1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10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35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58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7" draw:master-page-name="Master1-Layout1-title-Title-Slide" presentation:presentation-page-layout-name="Master1-PPL1" draw:id="Slide-256">
        <draw:frame draw:id="id87" presentation:style-name="a452" draw:transform="translate(-3.59674in -0.6644in) rotate(-5.5676) translate(4.36958in 2.22204in)" draw:name="Title 1" svg:width="7.19349in" svg:height="1.3288in" presentation:class="title" presentation:placeholder="false">
          <draw:text-box>
            <text:p text:style-name="a451" text:class-names="" text:cond-style-name=""><text:span text:style-name="a448" text:class-names="">Communote</text:span><text:span text:style-name="a449" text:class-names=""><text:s text:c="1"/>value proposition</text:span><text:span text:style-name="a450" text:class-names=""/></text:p>
          </draw:text-box>
          <svg:title/>
          <svg:desc/>
        </draw:frame>
        <draw:frame draw:id="id88" presentation:style-name="a456" draw:transform="translate(-3.56033in -0.18004in) rotate(-5.5676) translate(4.88609in 2.88228in)" draw:name="Subtitle 2" svg:width="7.12066in" svg:height="0.36008in" presentation:class="subtitle" presentation:placeholder="false">
          <draw:text-box>
            <text:p text:style-name="a455" text:class-names="" text:cond-style-name=""><text:span text:style-name="a453" text:class-names="">By: Kemal Ahmed</text:span><text:span text:style-name="a454" text:class-names=""/></text:p>
          </draw:text-box>
          <svg:title/>
          <svg:desc/>
        </draw:frame>
      </draw:page>
      <draw:page draw:name="Slide2" draw:style-name="a457" draw:master-page-name="Master1-Layout2-obj-Title-and-Content" presentation:presentation-page-layout-name="Master1-PPL2" draw:id="Slide-257">
        <draw:frame draw:id="id89" presentation:style-name="a461" draw:name="Title 1" svg:x="0.9in" svg:y="0.4in" svg:width="8.225in" svg:height="0.6in" presentation:class="title" presentation:placeholder="false">
          <draw:text-box>
            <text:p text:style-name="a460" text:class-names="" text:cond-style-name=""><text:span text:style-name="a458" text:class-names="">Our prospective customers</text:span><text:span text:style-name="a459" text:class-names=""/></text:p>
          </draw:text-box>
          <svg:title/>
          <svg:desc/>
        </draw:frame>
        <draw:frame draw:id="id90" presentation:style-name="a473" draw:name="Content Placeholder 2" svg:x="0.9in" svg:y="1.20366in" svg:width="8.225in" svg:height="3.91497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2" text:class-names="">English-speaking students<text:s text:c="1"/></text:span><text:span text:style-name="a463" text:class-names="">currently taking courses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eople who want to refresh their knowledge of courses they have previously taken</text:span></text:p>
              </text:list-item>
            </text:list>
            <text:list text:style-name="a472">
              <text:list-item>
                <text:p text:style-name="a471" text:class-names="" text:cond-style-name=""><text:span text:style-name="a469" text:class-names="">People who have educational content they are willing to share with others</text:span><text:span text:style-name="a470" text:class-names=""/></text:p>
              </text:list-item>
            </text:list>
          </draw:text-box>
          <svg:title/>
          <svg:desc/>
        </draw:frame>
      </draw:page>
      <draw:page draw:name="Slide3" draw:style-name="a474" draw:master-page-name="Master1-Layout2-obj-Title-and-Content" presentation:presentation-page-layout-name="Master1-PPL2" draw:id="Slide-258">
        <draw:frame draw:id="id91" presentation:style-name="a478" draw:name="Title 1" svg:x="0.9in" svg:y="0.4in" svg:width="8.225in" svg:height="0.6in" presentation:class="title" presentation:placeholder="false">
          <draw:text-box>
            <text:p text:style-name="a477" text:class-names="" text:cond-style-name=""><text:span text:style-name="a475" text:class-names="">Pains of prospective Customers</text:span><text:span text:style-name="a476" text:class-names=""/></text:p>
          </draw:text-box>
          <svg:title/>
          <svg:desc/>
        </draw:frame>
        <draw:frame draw:id="id92" presentation:style-name="a498" draw:name="Content Placeholder 2" svg:x="0.9in" svg:y="1.20366in" svg:width="8.225in" svg:height="4.35756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Students only share material with their small group of friends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Difficult for people with vision problems to read note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No incentive<text:s text:c="1"/></text:span><text:span text:style-name="a486" text:class-names="">to share material</text:span></text:p>
              </text:list-item>
            </text:list>
            <text:list text:style-name="a493">
              <text:list-item>
                <text:p text:style-name="a492" text:class-names="" text:cond-style-name=""><text:span text:style-name="a489" text:class-names="">Barriers to access available content (</text:span><text:span text:style-name="a490" text:class-names="">inc.</text:span><text:span text:style-name="a491" text:class-names=""><text:s text:c="1"/>cost, sign-ups)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Sifting through clutter of existing data</text:span><text:span text:style-name="a495" text:class-names=""/></text:p>
              </text:list-item>
            </text:list>
          </draw:text-box>
          <svg:title/>
          <svg:desc/>
        </draw:frame>
      </draw:page>
      <draw:page draw:name="Slide4" draw:style-name="a499" draw:master-page-name="Master1-Layout2-obj-Title-and-Content" presentation:presentation-page-layout-name="Master1-PPL2" draw:id="Slide-259">
        <draw:frame draw:id="id93" presentation:style-name="a503" draw:name="Title 1" svg:x="0.9in" svg:y="0.4in" svg:width="8.225in" svg:height="0.6in" presentation:class="title" presentation:placeholder="false">
          <draw:text-box>
            <text:p text:style-name="a502" text:class-names="" text:cond-style-name=""><text:span text:style-name="a500" text:class-names="">Our Proposed Remedy</text:span><text:span text:style-name="a501" text:class-names=""/></text:p>
          </draw:text-box>
          <svg:title/>
          <svg:desc/>
        </draw:frame>
        <draw:frame draw:id="id94" presentation:style-name="a523" draw:name="Content Placeholder 2" svg:x="0.9in" svg:y="1.20366in" svg:width="8.225in" svg:height="4.35756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4" text:class-names="">Uploader for notes and<text:s text:c="1"/></text:span><text:span text:style-name="a505" text:class-names="">tests</text:span></text:p>
              </text:list-item>
            </text:list>
            <text:list text:style-name="a512">
              <text:list-item>
                <text:p text:style-name="a511" text:class-names="" text:cond-style-name=""><text:span text:style-name="a508" text:class-names="">Include<text:s text:c="1"/></text:span><text:span text:style-name="a509" text:class-names="">text-to-speech tools</text:span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Share advertising revenue with uploaders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Free access to material without needing an account to view</text:span></text:p>
              </text:list-item>
            </text:list>
            <text:list text:style-name="a522">
              <text:list-item>
                <text:p text:style-name="a521" text:class-names="" text:cond-style-name=""><text:span text:style-name="a519" text:class-names="">Ask uploaders to include info about file</text:span><text:span text:style-name="a520" text:class-names=""/></text:p>
              </text:list-item>
            </text:list>
          </draw:text-box>
          <svg:title/>
          <svg:desc/>
        </draw:frame>
      </draw:page>
      <draw:page draw:name="Slide5" draw:style-name="a524" draw:master-page-name="Master1-Layout2-obj-Title-and-Content" presentation:presentation-page-layout-name="Master1-PPL2" draw:id="Slide-260">
        <draw:frame draw:id="id95" presentation:style-name="a528" draw:name="Title 1" svg:x="0.9in" svg:y="0.4in" svg:width="8.225in" svg:height="0.6in" presentation:class="title" presentation:placeholder="false">
          <draw:text-box>
            <text:p text:style-name="a527" text:class-names="" text:cond-style-name=""><text:span text:style-name="a525" text:class-names="">How our remedy helps them</text:span><text:span text:style-name="a526" text:class-names=""/></text:p>
          </draw:text-box>
          <svg:title/>
          <svg:desc/>
        </draw:frame>
        <draw:frame draw:id="id96" presentation:style-name="a543" draw:name="Content Placeholder 2" svg:x="0.9in" svg:y="1.20366in" svg:width="8.225in" svg:height="4.35756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ose with vision problems won’t have to read notes</text:span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Rewards contributors<text:s text:c="1"/></text:span><text:span text:style-name="a533" text:class-names="">for their altruism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Users won’t have to pay and can access material without giving us information</text:span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Reduces time spent sorting through irrelevant materials</text:span><text:span text:style-name="a540" text:class-names=""/></text:p>
              </text:list-item>
            </text:list>
          </draw:text-box>
          <svg:title/>
          <svg:desc/>
        </draw:frame>
      </draw:page>
      <draw:page draw:name="Slide6" draw:style-name="a544" draw:master-page-name="Master1-Layout2-obj-Title-and-Content" presentation:presentation-page-layout-name="Master1-PPL2" draw:id="Slide-261">
        <draw:frame draw:id="id97" presentation:style-name="a548" draw:name="Title 1" svg:x="0.9in" svg:y="0.4in" svg:width="8.225in" svg:height="0.6in" presentation:class="title" presentation:placeholder="false">
          <draw:text-box>
            <text:p text:style-name="a547" text:class-names="" text:cond-style-name=""><text:span text:style-name="a545" text:class-names="">How our remedy is better than others’</text:span><text:span text:style-name="a546" text:class-names=""/></text:p>
          </draw:text-box>
          <svg:title/>
          <svg:desc/>
        </draw:frame>
        <draw:frame draw:id="id98" presentation:style-name="a570" draw:name="Content Placeholder 2" svg:x="0.9in" svg:y="1.20366in" svg:width="8.225in" svg:height="4.27881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Pay our content providers</text:span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Accessible<text:s text:c="1"/></text:span><text:span text:style-name="a553" text:class-names="">to people with low-vision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ools to allow content providers to accept monetary donations</text:span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Free<text:s text:c="1"/></text:span><text:span text:style-name="a560" text:class-names="">to use</text:span></text:p>
              </text:list-item>
            </text:list>
            <text:list text:style-name="a566">
              <text:list-item>
                <text:p text:style-name="a565" text:class-names="" text:cond-style-name=""><text:span text:style-name="a563" text:class-names="">No<text:s text:c="1"/></text:span><text:span text:style-name="a564" text:class-names="">login necessary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2-obj-Title-and-Content" presentation:presentation-page-layout-name="Master1-PPL2" draw:id="Slide-262">
        <draw:frame draw:id="id99" presentation:style-name="a577" draw:name="Title 1" svg:x="0.9in" svg:y="0.4in" svg:width="8.225in" svg:height="0.6in" presentation:class="title" presentation:placeholder="false">
          <draw:text-box>
            <text:p text:style-name="a576" text:class-names="" text:cond-style-name=""><text:span text:style-name="a572" text:class-names="">Why customers<text:s text:c="1"/></text:span><text:span text:style-name="a573" text:class-names="">will<text:s text:c="1"/></text:span><text:span text:style-name="a574" text:class-names="">use our remedy</text:span><text:span text:style-name="a575" text:class-names=""/></text:p>
          </draw:text-box>
          <svg:title/>
          <svg:desc/>
        </draw:frame>
        <draw:frame draw:id="id100" presentation:style-name="a592" draw:name="Content Placeholder 2" svg:x="0.9in" svg:y="1.20366in" svg:width="8.225in" svg:height="3.91497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Desire of reward for contributing</text:span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Low-vision tools</text:span><text:span text:style-name="a582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Desire of free educational materials</text:span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8" draw:style-name="a593" draw:master-page-name="Master1-Layout2-obj-Title-and-Content" presentation:presentation-page-layout-name="Master1-PPL2" draw:id="Slide-263">
        <draw:frame draw:id="id101" presentation:style-name="a597" draw:name="Title 1" svg:x="0.9in" svg:y="0.4in" svg:width="8.225in" svg:height="0.6in" presentation:class="title" presentation:placeholder="false">
          <draw:text-box>
            <text:p text:style-name="a596" text:class-names="" text:cond-style-name=""><text:span text:style-name="a594" text:class-names="">Why customers won’t use Remedy</text:span><text:span text:style-name="a595" text:class-names=""/></text:p>
          </draw:text-box>
          <svg:title/>
          <svg:desc/>
        </draw:frame>
        <draw:frame draw:id="id102" presentation:style-name="a612" draw:name="Content Placeholder 2" svg:x="0.9in" svg:y="1.20366in" svg:width="8.225in" svg:height="3.91497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They are already fixed on using an existing database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y are uncomfortable with sharing their notes</text:span></text:p>
              </text:list-item>
            </text:list>
            <text:list text:style-name="a608">
              <text:list-item>
                <text:p text:style-name="a607" text:class-names="" text:cond-style-name=""><text:span text:style-name="a604" text:class-names="">There are features that we have<text:s text:c="1"/></text:span><text:span text:style-name="a605" text:class-names="">not implemented,<text:s text:c="1"/></text:span><text:span text:style-name="a606" text:class-names="">such as cue cards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936in" svg:y="1.89239in" svg:width="6.17741in" svg:height="1.31705in"/>
      <presentation:placeholder presentation:object="subtitle" svg:x="1.32576in" svg:y="2.70224in" svg:width="7.12066in" svg:height="0.36008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2" style:display-name="Title and Content">
      <presentation:placeholder presentation:object="title" svg:x="0.9in" svg:y="0.4in" svg:width="8.225in" svg:height="0.6in"/>
      <presentation:placeholder presentation:object="object" svg:x="0.9in" svg:y="1.20366in" svg:width="8.225in" svg:height="3.91497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3" style:display-name="Section Header">
      <presentation:placeholder presentation:object="title" svg:x="0.89611in" svg:y="1.88838in" svg:width="6.18in" svg:height="1.32055in"/>
      <presentation:placeholder presentation:object="outline" svg:x="1.33in" svg:y="2.69937in" svg:width="7.12in" svg:height="0.36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4" style:display-name="Two Content">
      <presentation:placeholder presentation:object="object" svg:x="0.9in" svg:y="1.2in" svg:width="3.5in" svg:height="4.06in"/>
      <presentation:placeholder presentation:object="object" svg:x="5.14in" svg:y="1.2in" svg:width="3.5in" svg:height="4.06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  <presentation:placeholder presentation:object="title" svg:x="0.9in" svg:y="0.4in" svg:width="8.225in" svg:height="0.6in"/>
    </style:presentation-page-layout>
    <style:presentation-page-layout style:name="Master1-PPL5" style:display-name="Comparison">
      <presentation:placeholder presentation:object="title" svg:x="0.9in" svg:y="0.4in" svg:width="8.225in" svg:height="0.6in"/>
      <presentation:placeholder presentation:object="outline" svg:x="0.9in" svg:y="1.2in" svg:width="3.5in" svg:height="0.6in"/>
      <presentation:placeholder presentation:object="object" svg:x="0.89583in" svg:y="1.86116in" svg:width="3.5in" svg:height="3.4in"/>
      <presentation:placeholder presentation:object="outline" svg:x="5.14in" svg:y="1.2in" svg:width="3.5in" svg:height="0.6in"/>
      <presentation:placeholder presentation:object="object" svg:x="5.14in" svg:y="1.86116in" svg:width="3.5in" svg:height="3.4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6" style:display-name="Title Only">
      <presentation:placeholder presentation:object="title" svg:x="0.9in" svg:y="0.4in" svg:width="8.225in" svg:height="0.6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7" style:display-name="Blank"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8" style:display-name="Content with Caption">
      <presentation:placeholder presentation:object="title" svg:x="0.85841in" svg:y="1.72365in" svg:width="5.7in" svg:height="1.19141in"/>
      <presentation:placeholder presentation:object="object" svg:x="5.19417in" svg:y="2.86408in" svg:width="4.16424in" svg:height="3.63592in"/>
      <presentation:placeholder presentation:object="outline" svg:x="1.41946in" svg:y="2.46433in" svg:width="6.33723in" svg:height="0.68166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9" style:display-name="Picture with Caption">
      <presentation:placeholder presentation:object="graphic" svg:x="2.21875in" svg:y="0in" svg:width="7.78125in" svg:height="7.5in"/>
      <presentation:placeholder presentation:object="title" svg:x="0.73403in" svg:y="1.87828in" svg:width="6in" svg:height="0.94865in"/>
      <presentation:placeholder presentation:object="outline" svg:x="1.25052in" svg:y="2.38466in" svg:width="6.66726in" svg:height="0.81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10" style:display-name="Title and Vertical Text">
      <presentation:placeholder presentation:object="title" svg:x="0.9in" svg:y="0.4in" svg:width="8.225in" svg:height="0.6in"/>
      <presentation:placeholder presentation:object="outline" svg:x="0.9in" svg:y="1.20366in" svg:width="8.225in" svg:height="3.91497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presentation-page-layout style:name="Master1-PPL11" style:display-name="Vertical Title and Text">
      <presentation:placeholder presentation:object="title" svg:x="7.25in" svg:y="0.30035in" svg:width="2.25in" svg:height="5.11632in"/>
      <presentation:placeholder presentation:object="outline" svg:x="0.5in" svg:y="0.30035in" svg:width="6.58333in" svg:height="5.11632in"/>
      <presentation:placeholder presentation:object="date-time" svg:x="0.22in" svg:y="6.42in" svg:width="2.38in" svg:height="0.22in"/>
      <presentation:placeholder presentation:object="footer" svg:x="3.8468in" svg:y="6.87349in" svg:width="5.16667in" svg:height="0.3in"/>
      <presentation:placeholder presentation:object="page-number" svg:x="9.18749in" svg:y="6.74849in" svg:width="0.55in" svg:height="0.55in"/>
    </style:presentation-page-layout>
    <style:default-style style:family="graphic">
      <style:graphic-properties draw:fill="solid" draw:fill-color="#797b7e" draw:opacity="100%" draw:stroke="solid" svg:stroke-width="0.02778in" svg:stroke-color="#57595b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434342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1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34342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34342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434342" svg:stroke-opacity="100%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2in" draw:textarea-vertical-align="middle" draw:textarea-horizontal-align="left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34342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44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.69in" fo:margin-right="0in" fo:text-indent="-0.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94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style:font-family-complex="Tunga" style:font-pitch-complex="variable" fo:font-size="0.19444in" style:font-size-asian="0.19444in" style:font-size-complex="0.19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.02778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1in" fo:padding-bottom="0.01in" fo:padding-left="0.01in" fo:padding-right="0.0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19in" fo:margin-right="0in" fo:text-indent="-0.1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f96a1b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08a1d9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27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144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147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207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85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065in" text:min-label-width="0.375in"/>
      </text:list-level-style-number>
      <text:list-level-style-number text:level="4" style:num-format="">
        <style:list-level-properties text:space-before="0.315in" text:min-label-width="0.375in"/>
      </text:list-level-style-number>
      <text:list-level-style-number text:level="5" style:num-format="">
        <style:list-level-properties text:space-before="0.565in" text:min-label-width="0.375in"/>
      </text:list-level-style-number>
      <text:list-level-style-number text:level="6" style:num-format="">
        <style:list-level-properties text:space-before="0.825in" text:min-label-width="0.375in"/>
      </text:list-level-style-number>
      <text:list-level-style-number text:level="7" style:num-format="">
        <style:list-level-properties text:space-before="1.105in" text:min-label-width="0.375in"/>
      </text:list-level-style-number>
      <text:list-level-style-number text:level="8" style:num-format="">
        <style:list-level-properties text:space-before="1.355in" text:min-label-width="0.375in"/>
      </text:list-level-style-number>
      <text:list-level-style-number text:level="9" style:num-format="">
        <style:list-level-properties text:space-before="1.585in" text:min-label-width="0.375in"/>
      </text:list-level-style-number>
    </text:list-style>
    <text:list-style style:name="a170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88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383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065in" text:min-label-width="0.375in"/>
      </text:list-level-style-number>
      <text:list-level-style-number text:level="4" style:num-format="">
        <style:list-level-properties text:space-before="0.315in" text:min-label-width="0.375in"/>
      </text:list-level-style-number>
      <text:list-level-style-number text:level="5" style:num-format="">
        <style:list-level-properties text:space-before="0.565in" text:min-label-width="0.375in"/>
      </text:list-level-style-number>
      <text:list-level-style-number text:level="6" style:num-format="">
        <style:list-level-properties text:space-before="0.825in" text:min-label-width="0.375in"/>
      </text:list-level-style-number>
      <text:list-level-style-number text:level="7" style:num-format="">
        <style:list-level-properties text:space-before="1.105in" text:min-label-width="0.375in"/>
      </text:list-level-style-number>
      <text:list-level-style-number text:level="8" style:num-format="">
        <style:list-level-properties text:space-before="1.355in" text:min-label-width="0.375in"/>
      </text:list-level-style-number>
      <text:list-level-style-number text:level="9" style:num-format="">
        <style:list-level-properties text:space-before="1.585in" text:min-label-width="0.375in"/>
      </text:list-level-style-number>
    </text:list-style>
    <text:list-style style:name="a386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16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311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19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230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314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233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150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318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237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154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065in" text:min-label-width="0.375in"/>
      </text:list-level-style-number>
      <text:list-level-style-number text:level="4" style:num-format="">
        <style:list-level-properties text:space-before="0.315in" text:min-label-width="0.375in"/>
      </text:list-level-style-number>
      <text:list-level-style-number text:level="5" style:num-format="">
        <style:list-level-properties text:space-before="0.565in" text:min-label-width="0.375in"/>
      </text:list-level-style-number>
      <text:list-level-style-number text:level="6" style:num-format="">
        <style:list-level-properties text:space-before="0.825in" text:min-label-width="0.375in"/>
      </text:list-level-style-number>
      <text:list-level-style-number text:level="7" style:num-format="">
        <style:list-level-properties text:space-before="1.105in" text:min-label-width="0.375in"/>
      </text:list-level-style-number>
      <text:list-level-style-number text:level="8" style:num-format="">
        <style:list-level-properties text:space-before="1.355in" text:min-label-width="0.375in"/>
      </text:list-level-style-number>
      <text:list-level-style-number text:level="9" style:num-format="">
        <style:list-level-properties text:space-before="1.585in" text:min-label-width="0.375in"/>
      </text:list-level-style-number>
    </text:list-style>
    <text:list-style style:name="a210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423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213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426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92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217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429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22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393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26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166">
      <text:list-level-style-bullet text:level="1" text:bullet-char="§">
        <style:list-level-properties text:space-before="0.195in" text:min-label-width="0.18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.01in" text:min-label-width="0.18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6in" text:min-label-width="0.18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1in" text:min-label-width="0.18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6in" text:min-label-width="0.18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2in" text:min-label-width="0.18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3in" text:min-label-width="0.18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5in" text:min-label-width="0.18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8in" text:min-label-width="0.18in"/>
        <style:text-properties fo:color="#f96a1b" fo:font-family="Wingding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308">
      <text:list-level-style-bullet text:level="1" text:bullet-char="§">
        <style:list-level-properties text:space-before="0.185in" text:min-label-width="0.19in"/>
        <style:text-properties fo:color="#f96a1b" fo:font-family="Wingdings" style:font-pitch="variable" fo:font-size="100%"/>
      </text:list-level-style-bullet>
      <text:list-level-style-bullet text:level="2" text:bullet-char="§">
        <style:list-level-properties text:space-before="0in" text:min-label-width="0.19in"/>
        <style:text-properties fo:color="#f96a1b" fo:font-family="Wingdings" style:font-pitch="variable" fo:font-size="100%"/>
      </text:list-level-style-bullet>
      <text:list-level-style-bullet text:level="3" text:bullet-char="§">
        <style:list-level-properties text:space-before="0.25in" text:min-label-width="0.19in"/>
        <style:text-properties fo:color="#f96a1b" fo:font-family="Wingdings" style:font-pitch="variable" fo:font-size="100%"/>
      </text:list-level-style-bullet>
      <text:list-level-style-bullet text:level="4" text:bullet-char="§">
        <style:list-level-properties text:space-before="0.5in" text:min-label-width="0.19in"/>
        <style:text-properties fo:color="#f96a1b" fo:font-family="Wingdings" style:font-pitch="variable" fo:font-size="100%"/>
      </text:list-level-style-bullet>
      <text:list-level-style-bullet text:level="5" text:bullet-char="§">
        <style:list-level-properties text:space-before="0.75in" text:min-label-width="0.19in"/>
        <style:text-properties fo:color="#f96a1b" fo:font-family="Wingdings" style:font-pitch="variable" fo:font-size="100%"/>
      </text:list-level-style-bullet>
      <text:list-level-style-bullet text:level="6" text:bullet-char="§">
        <style:list-level-properties text:space-before="1.01in" text:min-label-width="0.19in"/>
        <style:text-properties fo:color="#f96a1b" fo:font-family="Wingdings" style:font-pitch="variable" fo:font-size="100%"/>
      </text:list-level-style-bullet>
      <text:list-level-style-bullet text:level="7" text:bullet-char="§">
        <style:list-level-properties text:space-before="1.29in" text:min-label-width="0.19in"/>
        <style:text-properties fo:color="#f96a1b" fo:font-family="Wingdings" style:font-pitch="variable" fo:font-size="100%"/>
      </text:list-level-style-bullet>
      <text:list-level-style-bullet text:level="8" text:bullet-char="§">
        <style:list-level-properties text:space-before="1.54in" text:min-label-width="0.19in"/>
        <style:text-properties fo:color="#f96a1b" fo:font-family="Wingdings" style:font-pitch="variable" fo:font-size="100%"/>
      </text:list-level-style-bullet>
      <text:list-level-style-bullet text:level="9" text:bullet-char="§">
        <style:list-level-properties text:space-before="1.77in" text:min-label-width="0.19in"/>
        <style:text-properties fo:color="#f96a1b" fo:font-family="Wingding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s" style:page-layout-name="pageLayout1" draw:style-name="a0">
      <draw:custom-shape svg:x="-0.0026in" svg:y="5.52344in" svg:width="3.90885in" svg:height="1.97656in" draw:id="id0" draw:style-name="a3" draw:name="Freeform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1" draw:style-name="a6" draw:name="Freeform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2" presentation:style-name="a10" draw:name="Title Placeholder 1" svg:x="0.9in" svg:y="0.4in" svg:width="8.225in" svg:height="0.6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title/>
        <svg:desc/>
      </draw:frame>
      <draw:frame draw:id="id3" presentation:style-name="a27" draw:name="Text Placeholder 2" svg:x="0.9in" svg:y="1.20366in" svg:width="8.225in" svg:height="3.91497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ifth le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transform="translate(-1.19in -0.11in) rotate(-5.5676) translate(1.41in 6.53in)" draw:name="Date Placeholder 3" svg:width="2.38in" svg:height="0.22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2014-07-22</text:date></text:span><text:span text:style-name="a30" text:class-names=""/></text:p>
        </draw:text-box>
        <svg:title/>
        <svg:desc/>
      </draw:frame>
      <draw:frame draw:id="id5" presentation:style-name="a35" draw:name="Footer Placeholder 4" svg:x="3.8468in" svg:y="6.87349in" svg:width="5.16667in" svg:height="0.3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9.18749in" svg:y="6.74849in" svg:width="0.55in" svg:height="0.5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custom-shape svg:x="0in" svg:y="2.89583in" svg:width="3.90625in" svg:height="4.60417in" draw:id="id7" draw:style-name="a43" draw:name="Right Triangl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-0.0026in" svg:y="-0.00101in" svg:width="10.0026in" svg:height="7.50101in" draw:id="id8" draw:style-name="a46" draw:name="Freeform 7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3352800 2002901" draw:enhanced-path="M 0 2002901 L 2836585 0 3352800 270 3352800 2002901 0 2002901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2002901"/>
          <draw:equation draw:name="f8" draw:formula="0 * ?f5 / 3352800"/>
          <draw:equation draw:name="f9" draw:formula="3352800 * ?f5 / 3352800"/>
          <draw:equation draw:name="f10" draw:formula="2002901 * ?f4 / 2002901"/>
          <draw:equation draw:name="f11" draw:formula="2836585 * ?f5 / 3352800"/>
          <draw:equation draw:name="f12" draw:formula="0 * ?f4 / 2002901"/>
          <draw:equation draw:name="f13" draw:formula="270 * ?f4 / 2002901"/>
          <draw:equation draw:name="f14" draw:formula="?f8 / ?f6"/>
          <draw:equation draw:name="f15" draw:formula="?f10 / ?f7"/>
          <draw:equation draw:name="f16" draw:formula="?f11 / ?f6"/>
          <draw:equation draw:name="f17" draw:formula="?f12 / ?f7"/>
          <draw:equation draw:name="f18" draw:formula="?f9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9" presentation:style-name="a50" draw:transform="translate(-3.0887in -0.65852in) rotate(-5.5676) translate(3.98231in 2.55091in)" draw:name="Title 1" svg:width="6.17741in" svg:height="1.31705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0" presentation:style-name="a54" draw:transform="translate(-3.56033in -0.18004in) rotate(-5.5676) translate(4.88609in 2.88228in)" draw:name="Subtitle 2" svg:width="7.12066in" svg:height="0.36008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1" presentation:style-name="a59" draw:transform="translate(-1.19in -0.11in) rotate(-5.5676) translate(1.41in 6.53in)" draw:name="Date Placeholder 3" svg:width="2.38in" svg:height="0.22in" presentation:class="date-time" presentation:placeholder="false">
        <draw:text-box>
          <text:p text:style-name="a58" text:class-names="" text:cond-style-name=""><text:span text:style-name="a55" text:class-names=""><text:date text:fixed="false" style:data-style-name="a56">2014-07-22</text:date></text:span><text:span text:style-name="a57" text:class-names=""/></text:p>
        </draw:text-box>
        <svg:title/>
        <svg:desc/>
      </draw:frame>
      <draw:frame draw:id="id12" presentation:style-name="a62" draw:name="Footer Placeholder 4" svg:x="3.8468in" svg:y="6.87349in" svg:width="5.16667in" svg:height="0.3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3" presentation:style-name="a66" draw:name="Slide Number Placeholder 5" svg:x="9.18749in" svg:y="6.74849in" svg:width="0.55in" svg:height="0.55in" presentation:class="page-number" presentation:placeholder="false">
        <draw:text-box>
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</draw:text-box>
        <svg:title/>
        <svg:desc/>
      </draw:frame>
    </style:master-page>
    <style:master-page style:name="Master1-Layout2-obj-Title-and-Content" style:page-layout-name="pageLayout1" draw:style-name="a67">
      <draw:custom-shape svg:x="-0.0026in" svg:y="5.52344in" svg:width="3.90885in" svg:height="1.97656in" draw:id="id14" draw:layer="Master1-bg" draw:style-name="a70" draw:name="Freeform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15" draw:layer="Master1-bg" draw:style-name="a73" draw:name="Freeform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16" presentation:style-name="a77" draw:name="Title 1" svg:x="0.9in" svg:y="0.4in" svg:width="8.225in" svg:height="0.6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7" presentation:style-name="a93" draw:name="Content Placeholder 2" svg:x="0.9in" svg:y="1.20366in" svg:width="8.225in" svg:height="3.91497in" presentation:class="object" presentation:placeholder="false">
        <draw:text-box>
          <text:p text:style-name="a79" text:class-names="" text:cond-style-name=""><text:span text:style-name="a78" text:class-names="">Click to edit Master text styles</text:span></text:p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ifth le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8" draw:transform="translate(-1.19in -0.11in) rotate(-5.5676) translate(1.41in 6.53in)" draw:name="Date Placeholder 3" svg:width="2.38in" svg:height="0.22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>2014-07-22</text:date></text:span><text:span text:style-name="a96" text:class-names=""/></text:p>
        </draw:text-box>
        <svg:title/>
        <svg:desc/>
      </draw:frame>
      <draw:frame draw:id="id19" presentation:style-name="a101" draw:name="Footer Placeholder 4" svg:x="3.8468in" svg:y="6.87349in" svg:width="5.16667in" svg:height="0.3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0" presentation:style-name="a105" draw:name="Slide Number Placeholder 5" svg:x="9.18749in" svg:y="6.74849in" svg:width="0.55in" svg:height="0.55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</draw:text-box>
        <svg:title/>
        <svg:desc/>
      </draw:frame>
    </style:master-page>
    <style:master-page style:name="Master1-Layout3-secHead-Section-Header" style:page-layout-name="pageLayout1" draw:style-name="a106">
      <draw:custom-shape svg:x="-0.0026in" svg:y="-0.00101in" svg:width="10.0026in" svg:height="7.50101in" draw:id="id21" draw:style-name="a109" draw:name="Freeform 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3352800 2002901" draw:enhanced-path="M 0 2002901 L 2836585 0 3352800 270 3352800 2002901 0 2002901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2002901"/>
          <draw:equation draw:name="f8" draw:formula="0 * ?f5 / 3352800"/>
          <draw:equation draw:name="f9" draw:formula="3352800 * ?f5 / 3352800"/>
          <draw:equation draw:name="f10" draw:formula="2002901 * ?f4 / 2002901"/>
          <draw:equation draw:name="f11" draw:formula="2836585 * ?f5 / 3352800"/>
          <draw:equation draw:name="f12" draw:formula="0 * ?f4 / 2002901"/>
          <draw:equation draw:name="f13" draw:formula="270 * ?f4 / 2002901"/>
          <draw:equation draw:name="f14" draw:formula="?f8 / ?f6"/>
          <draw:equation draw:name="f15" draw:formula="?f10 / ?f7"/>
          <draw:equation draw:name="f16" draw:formula="?f11 / ?f6"/>
          <draw:equation draw:name="f17" draw:formula="?f12 / ?f7"/>
          <draw:equation draw:name="f18" draw:formula="?f9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custom-shape svg:x="0in" svg:y="2.89583in" svg:width="3.90625in" svg:height="4.60417in" draw:id="id22" draw:style-name="a112" draw:name="Right Triangle 6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23" presentation:style-name="a116" draw:transform="translate(-3.09in -0.66027in) rotate(-5.5676) translate(3.98611in 2.54866in)" draw:name="Title 1" svg:width="6.18in" svg:height="1.32055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24" presentation:style-name="a120" draw:transform="translate(-3.56in -0.18in) rotate(-5.5676) translate(4.89in 2.87937in)" draw:name="Text Placeholder 2" svg:width="7.12in" svg:height="0.36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draw:frame draw:id="id25" presentation:style-name="a125" draw:transform="translate(-1.19in -0.11in) rotate(-5.5676) translate(1.41in 6.53in)" draw:name="Date Placeholder 3" svg:width="2.38in" svg:height="0.22in" presentation:class="date-time" presentation:placeholder="false">
        <draw:text-box>
          <text:p text:style-name="a124" text:class-names="" text:cond-style-name=""><text:span text:style-name="a121" text:class-names=""><text:date text:fixed="false" style:data-style-name="a122">2014-07-22</text:date></text:span><text:span text:style-name="a123" text:class-names=""/></text:p>
        </draw:text-box>
        <svg:title/>
        <svg:desc/>
      </draw:frame>
      <draw:frame draw:id="id26" presentation:style-name="a128" draw:name="Footer Placeholder 4" svg:x="3.8468in" svg:y="6.87349in" svg:width="5.16667in" svg:height="0.3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7" presentation:style-name="a132" draw:name="Slide Number Placeholder 5" svg:x="9.18749in" svg:y="6.74849in" svg:width="0.55in" svg:height="0.55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</style:master-page>
    <style:master-page style:name="Master1-Layout4-twoObj-Two-Content" style:page-layout-name="pageLayout1" draw:style-name="a133">
      <draw:custom-shape svg:x="-0.0026in" svg:y="5.52344in" svg:width="3.90885in" svg:height="1.97656in" draw:id="id28" draw:layer="Master1-bg" draw:style-name="a136" draw:name="Freeform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29" draw:layer="Master1-bg" draw:style-name="a139" draw:name="Freeform 9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30" presentation:style-name="a155" draw:name="Content Placeholder 2" svg:x="0.9in" svg:y="1.2in" svg:width="3.5in" svg:height="4.06in" presentation:class="object" presentation:placeholder="false">
        <draw:text-box>
          <text:p text:style-name="a141" text:class-names="" text:cond-style-name=""><text:span text:style-name="a140" text:class-names="">Click to edit Master text styles</text:span></text:p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1" draw:name="Content Placeholder 3" svg:x="5.14in" svg:y="1.2in" svg:width="3.5in" svg:height="4.06in" presentation:class="object" presentation:placeholder="false">
        <draw:text-box>
          <text:p text:style-name="a157" text:class-names="" text:cond-style-name=""><text:span text:style-name="a156" text:class-names="">Click to edit Master text styles</text:span></text:p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6" draw:transform="translate(-1.19in -0.11in) rotate(-5.5676) translate(1.41in 6.53in)" draw:name="Date Placeholder 4" svg:width="2.38in" svg:height="0.22in" presentation:class="date-time" presentation:placeholder="false">
        <draw:text-box>
          <text:p text:style-name="a175" text:class-names="" text:cond-style-name=""><text:span text:style-name="a172" text:class-names=""><text:date text:fixed="false" style:data-style-name="a173">2014-07-22</text:date></text:span><text:span text:style-name="a174" text:class-names=""/></text:p>
        </draw:text-box>
        <svg:title/>
        <svg:desc/>
      </draw:frame>
      <draw:frame draw:id="id33" presentation:style-name="a179" draw:name="Footer Placeholder 5" svg:x="3.8468in" svg:y="6.87349in" svg:width="5.16667in" svg:height="0.3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34" presentation:style-name="a183" draw:name="Slide Number Placeholder 6" svg:x="9.18749in" svg:y="6.74849in" svg:width="0.55in" svg:height="0.55in" presentation:class="page-number" presentation:placeholder="false">
        <draw:text-box>
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</draw:text-box>
        <svg:title/>
        <svg:desc/>
      </draw:frame>
      <draw:frame draw:id="id35" presentation:style-name="a187" draw:name="Title 7" svg:x="0.9in" svg:y="0.4in" svg:width="8.225in" svg:height="0.6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</style:master-page>
    <style:master-page style:name="Master1-Layout5-twoTxTwoObj-Comparison" style:page-layout-name="pageLayout1" draw:style-name="a188">
      <draw:custom-shape svg:x="-0.0026in" svg:y="5.52344in" svg:width="3.90885in" svg:height="1.97656in" draw:id="id36" draw:layer="Master1-bg" draw:style-name="a191" draw:name="Freeform 9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37" draw:layer="Master1-bg" draw:style-name="a194" draw:name="Freeform 10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38" presentation:style-name="a198" draw:name="Title 1" svg:x="0.9in" svg:y="0.4in" svg:width="8.225in" svg:height="0.6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39" presentation:style-name="a202" draw:name="Text Placeholder 2" svg:x="0.9in" svg:y="1.2in" svg:width="3.5in" svg:height="0.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0" presentation:style-name="a218" draw:name="Content Placeholder 3" svg:x="0.89583in" svg:y="1.86116in" svg:width="3.5in" svg:height="3.4in" presentation:class="object" presentation:placeholder="false">
        <draw:text-box>
          <text:p text:style-name="a204" text:class-names="" text:cond-style-name=""><text:span text:style-name="a203" text:class-names="">Click to edit Master text styles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 le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ifth le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2" draw:name="Text Placeholder 4" svg:x="5.14in" svg:y="1.2in" svg:width="3.5in" svg:height="0.6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2" presentation:style-name="a238" draw:name="Content Placeholder 5" svg:x="5.14in" svg:y="1.86116in" svg:width="3.5in" svg:height="3.4in" presentation:class="object" presentation:placeholder="false">
        <draw:text-box>
          <text:p text:style-name="a224" text:class-names="" text:cond-style-name=""><text:span text:style-name="a223" text:class-names="">Click to edit Master text styles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transform="translate(-1.19in -0.11in) rotate(-5.5676) translate(1.41in 6.53in)" draw:name="Date Placeholder 6" svg:width="2.38in" svg:height="0.22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014-07-22</text:date></text:span><text:span text:style-name="a241" text:class-names=""/></text:p>
        </draw:text-box>
        <svg:title/>
        <svg:desc/>
      </draw:frame>
      <draw:frame draw:id="id44" presentation:style-name="a246" draw:name="Footer Placeholder 7" svg:x="3.8468in" svg:y="6.87349in" svg:width="5.16667in" svg:height="0.3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5" presentation:style-name="a250" draw:name="Slide Number Placeholder 8" svg:x="9.18749in" svg:y="6.74849in" svg:width="0.55in" svg:height="0.55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6-titleOnly-Title-Only" style:page-layout-name="pageLayout1" draw:style-name="a251">
      <draw:custom-shape svg:x="-0.0026in" svg:y="5.52344in" svg:width="3.90885in" svg:height="1.97656in" draw:id="id46" draw:layer="Master1-bg" draw:style-name="a254" draw:name="Freeform 5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47" draw:layer="Master1-bg" draw:style-name="a257" draw:name="Freeform 6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48" presentation:style-name="a261" draw:name="Title 1" svg:x="0.9in" svg:y="0.4in" svg:width="8.225in" svg:height="0.6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49" presentation:style-name="a266" draw:transform="translate(-1.19in -0.11in) rotate(-5.5676) translate(1.41in 6.53in)" draw:name="Date Placeholder 2" svg:width="2.38in" svg:height="0.22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2014-07-22</text:date></text:span><text:span text:style-name="a264" text:class-names=""/></text:p>
        </draw:text-box>
        <svg:title/>
        <svg:desc/>
      </draw:frame>
      <draw:frame draw:id="id50" presentation:style-name="a269" draw:name="Footer Placeholder 3" svg:x="3.8468in" svg:y="6.87349in" svg:width="5.16667in" svg:height="0.3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Slide Number Placeholder 4" svg:x="9.18749in" svg:y="6.74849in" svg:width="0.55in" svg:height="0.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7-blank-Blank" style:page-layout-name="pageLayout1" draw:style-name="a274">
      <draw:custom-shape svg:x="-0.0026in" svg:y="5.52344in" svg:width="3.90885in" svg:height="1.97656in" draw:id="id52" draw:layer="Master1-bg" draw:style-name="a277" draw:name="Freeform 4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53" draw:layer="Master1-bg" draw:style-name="a280" draw:name="Freeform 5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54" presentation:style-name="a285" draw:transform="translate(-1.19in -0.11in) rotate(-5.5676) translate(1.41in 6.53in)" draw:name="Date Placeholder 1" svg:width="2.38in" svg:height="0.22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014-07-22</text:date></text:span><text:span text:style-name="a283" text:class-names=""/></text:p>
        </draw:text-box>
        <svg:title/>
        <svg:desc/>
      </draw:frame>
      <draw:frame draw:id="id55" presentation:style-name="a288" draw:name="Footer Placeholder 2" svg:x="3.8468in" svg:y="6.87349in" svg:width="5.16667in" svg:height="0.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6" presentation:style-name="a292" draw:name="Slide Number Placeholder 3" svg:x="9.18749in" svg:y="6.74849in" svg:width="0.55in" svg:height="0.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3">
      <draw:custom-shape svg:x="0in" svg:y="2.89583in" svg:width="3.90625in" svg:height="4.60417in" draw:id="id57" draw:style-name="a296" draw:name="Right Triangle 16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7.5in" svg:height="8.44792in" draw:id="id58" draw:style-name="a299" draw:transform="translate(-3.75in -4.22396in) rotate(-1.5708) translate(4.22396in 3.75in)" draw:name="Right Triangle 17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59" presentation:style-name="a303" draw:transform="translate(-2.85in -0.59571in) rotate(-5.5676) translate(3.70841in 2.31935in)" draw:name="Title 1" svg:width="5.7in" svg:height="1.19141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60" presentation:style-name="a319" draw:name="Content Placeholder 2" svg:x="5.19417in" svg:y="2.86408in" svg:width="4.16424in" svg:height="3.63592in" presentation:class="object" presentation:placeholder="false">
        <draw:text-box>
          <text:p text:style-name="a305" text:class-names="" text:cond-style-name=""><text:span text:style-name="a304" text:class-names="">Click to edit Master text styles</text:span></text:p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Fifth level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23" draw:transform="translate(-3.16861in -0.34083in) rotate(-5.5676) translate(4.58807in 2.80516in)" draw:name="Text Placeholder 3" svg:width="6.33723in" svg:height="0.68166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62" presentation:style-name="a328" draw:transform="translate(-1.19in -0.11in) rotate(-5.5676) translate(1.41in 6.53in)" draw:name="Date Placeholder 4" svg:width="2.38in" svg:height="0.22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2014-07-22</text:date></text:span><text:span text:style-name="a326" text:class-names=""/></text:p>
        </draw:text-box>
        <svg:title/>
        <svg:desc/>
      </draw:frame>
      <draw:frame draw:id="id63" presentation:style-name="a331" draw:name="Footer Placeholder 5" svg:x="3.8468in" svg:y="6.87349in" svg:width="5.16667in" svg:height="0.3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4" presentation:style-name="a335" draw:name="Slide Number Placeholder 6" svg:x="9.18749in" svg:y="6.74849in" svg:width="0.55in" svg:height="0.55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>‹#›</text:page-number></text:span><text:span text:style-name="a333" text:class-names=""/></text:p>
        </draw:text-box>
        <svg:title/>
        <svg:desc/>
      </draw:frame>
    </style:master-page>
    <style:master-page style:name="Master1-Layout9-picTx-Picture-with-Caption" style:page-layout-name="pageLayout1" draw:style-name="a336">
      <draw:frame draw:id="id65" presentation:style-name="a340" draw:name="Picture Placeholder 10" svg:x="2.21875in" svg:y="0in" svg:width="7.78125in" svg:height="7.5in" presentation:class="graphic" presentation:placeholder="false">
        <draw:text-box>
          <text:p text:style-name="a339" text:class-names="" text:cond-style-name=""><text:span text:style-name="a337" text:class-names="">Click icon to add picture</text:span><text:span text:style-name="a338" text:class-names=""/></text:p>
        </draw:text-box>
        <svg:title/>
        <svg:desc/>
      </draw:frame>
      <draw:custom-shape svg:x="0in" svg:y="2.89583in" svg:width="3.90625in" svg:height="4.60417in" draw:id="id66" draw:style-name="a343" draw:name="Right Triangle 8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5.52083in" svg:width="3.90625in" svg:height="1.97917in" draw:id="id67" draw:style-name="a346" draw:name="Freeform 9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3571875 1809750" draw:enhanced-path="M 0 1809750 L 2038350 0 3571875 1809750 0 1809750 Z N" draw:text-areas="?f18 ?f20 ?f19 ?f21" draw:glue-points="?f13 ?f14 ?f15 ?f16 ?f17 ?f14 ?f13 ?f14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1875"/>
          <draw:equation draw:name="f7" draw:formula="?f4 / 1809750"/>
          <draw:equation draw:name="f8" draw:formula="0 * ?f5 / 3571875"/>
          <draw:equation draw:name="f9" draw:formula="3571875 * ?f5 / 3571875"/>
          <draw:equation draw:name="f10" draw:formula="1809750 * ?f4 / 1809750"/>
          <draw:equation draw:name="f11" draw:formula="0 * ?f4 / 1809750"/>
          <draw:equation draw:name="f12" draw:formula="2038350 * ?f5 / 3571875"/>
          <draw:equation draw:name="f13" draw:formula="?f8 / ?f6"/>
          <draw:equation draw:name="f14" draw:formula="?f10 / ?f7"/>
          <draw:equation draw:name="f15" draw:formula="?f12 / ?f6"/>
          <draw:equation draw:name="f16" draw:formula="?f11 / ?f7"/>
          <draw:equation draw:name="f17" draw:formula="?f9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68" presentation:style-name="a350" draw:transform="translate(-3in -0.47432in) rotate(-5.5676) translate(3.73403in 2.35261in)" draw:name="Title 1" svg:width="6in" svg:height="0.94865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69" presentation:style-name="a354" draw:transform="translate(-3.33363in -0.405in) rotate(-5.5676) translate(4.58415in 2.78966in)" draw:name="Text Placeholder 3" svg:width="6.66726in" svg:height="0.8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70" presentation:style-name="a359" draw:transform="translate(-1.19in -0.11in) rotate(-5.5676) translate(1.41in 6.53in)" draw:name="Date Placeholder 4" svg:width="2.38in" svg:height="0.22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14-07-22</text:date></text:span><text:span text:style-name="a357" text:class-names=""/></text:p>
        </draw:text-box>
        <svg:title/>
        <svg:desc/>
      </draw:frame>
      <draw:frame draw:id="id71" presentation:style-name="a362" draw:name="Footer Placeholder 5" svg:x="3.8468in" svg:y="6.87349in" svg:width="5.16667in" svg:height="0.3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2" presentation:style-name="a366" draw:name="Slide Number Placeholder 6" svg:x="9.18749in" svg:y="6.74849in" svg:width="0.55in" svg:height="0.55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67">
      <draw:custom-shape svg:x="-0.0026in" svg:y="5.52344in" svg:width="3.90885in" svg:height="1.97656in" draw:id="id73" draw:layer="Master1-bg" draw:style-name="a370" draw:name="Freeform 6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74" draw:layer="Master1-bg" draw:style-name="a373" draw:name="Freeform 7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75" presentation:style-name="a377" draw:name="Title 1" svg:x="0.9in" svg:y="0.4in" svg:width="8.225in" svg:height="0.6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76" presentation:style-name="a394" draw:name="Vertical Text Placeholder 2" svg:x="0.9in" svg:y="1.20366in" svg:width="8.225in" svg:height="3.9149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9" draw:transform="translate(-1.19in -0.11in) rotate(-5.5676) translate(1.41in 6.53in)" draw:name="Date Placeholder 3" svg:width="2.38in" svg:height="0.22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2014-07-22</text:date></text:span><text:span text:style-name="a397" text:class-names=""/></text:p>
        </draw:text-box>
        <svg:title/>
        <svg:desc/>
      </draw:frame>
      <draw:frame draw:id="id78" presentation:style-name="a402" draw:name="Footer Placeholder 4" svg:x="3.8468in" svg:y="6.87349in" svg:width="5.16667in" svg:height="0.3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79" presentation:style-name="a406" draw:name="Slide Number Placeholder 5" svg:x="9.18749in" svg:y="6.74849in" svg:width="0.55in" svg:height="0.55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07">
      <draw:custom-shape svg:x="-0.0026in" svg:y="5.52344in" svg:width="3.90885in" svg:height="1.97656in" draw:id="id80" draw:layer="Master1-bg" draw:style-name="a410" draw:name="Free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3574257 1807368" draw:enhanced-path="M 2382 1807368 L 0 0 2045494 1 3574257 1807368 2382 1807368 Z N" draw:text-areas="?f22 ?f24 ?f23 ?f25" draw:glue-points="?f15 ?f16 ?f17 ?f18 ?f19 ?f20 ?f21 ?f16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74257"/>
          <draw:equation draw:name="f7" draw:formula="?f4 / 1807368"/>
          <draw:equation draw:name="f8" draw:formula="2382 * ?f5 / 3574257"/>
          <draw:equation draw:name="f9" draw:formula="1807368 * ?f4 / 1807368"/>
          <draw:equation draw:name="f10" draw:formula="0 * ?f5 / 3574257"/>
          <draw:equation draw:name="f11" draw:formula="0 * ?f4 / 1807368"/>
          <draw:equation draw:name="f12" draw:formula="3574257 * ?f5 / 3574257"/>
          <draw:equation draw:name="f13" draw:formula="2045494 * ?f5 / 3574257"/>
          <draw:equation draw:name="f14" draw:formula="1 * ?f4 / 180736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3 / ?f6"/>
          <draw:equation draw:name="f20" draw:formula="?f14 / ?f7"/>
          <draw:equation draw:name="f21" draw:formula="?f12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-0.0026in" svg:y="5.52416in" svg:width="10.0026in" svg:height="1.97584in" draw:id="id81" draw:layer="Master1-bg" draw:style-name="a413" draw:name="Free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3352800 527584" draw:enhanced-path="M 0 527584 L 748227 0 3352800 271 3352800 527584 0 527584 Z N" draw:text-areas="?f20 ?f22 ?f21 ?f23" draw:glue-points="?f14 ?f15 ?f16 ?f17 ?f18 ?f19 ?f18 ?f15 ?f14 ?f15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352800"/>
          <draw:equation draw:name="f7" draw:formula="?f4 / 527584"/>
          <draw:equation draw:name="f8" draw:formula="0 * ?f5 / 3352800"/>
          <draw:equation draw:name="f9" draw:formula="3352800 * ?f5 / 3352800"/>
          <draw:equation draw:name="f10" draw:formula="527584 * ?f4 / 527584"/>
          <draw:equation draw:name="f11" draw:formula="0 * ?f4 / 527584"/>
          <draw:equation draw:name="f12" draw:formula="271 * ?f4 / 527584"/>
          <draw:equation draw:name="f13" draw:formula="748227 * ?f5 / 3352800"/>
          <draw:equation draw:name="f14" draw:formula="?f8 / ?f6"/>
          <draw:equation draw:name="f15" draw:formula="?f10 / ?f7"/>
          <draw:equation draw:name="f16" draw:formula="?f13 / ?f6"/>
          <draw:equation draw:name="f17" draw:formula="?f11 / ?f7"/>
          <draw:equation draw:name="f18" draw:formula="?f9 / ?f6"/>
          <draw:equation draw:name="f19" draw:formula="?f12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82" presentation:style-name="a417" draw:name="Vertical Title 1" svg:x="7.25in" svg:y="0.30035in" svg:width="2.25in" svg:height="5.1163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83" presentation:style-name="a434" draw:name="Vertical Text Placeholder 2" svg:x="0.5in" svg:y="0.30035in" svg:width="6.58333in" svg:height="5.1163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9" draw:transform="translate(-1.19in -0.11in) rotate(-5.5676) translate(1.41in 6.53in)" draw:name="Date Placeholder 3" svg:width="2.38in" svg:height="0.22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2014-07-22</text:date></text:span><text:span text:style-name="a437" text:class-names=""/></text:p>
        </draw:text-box>
        <svg:title/>
        <svg:desc/>
      </draw:frame>
      <draw:frame draw:id="id85" presentation:style-name="a442" draw:name="Footer Placeholder 4" svg:x="3.8468in" svg:y="6.87349in" svg:width="5.16667in" svg:height="0.3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6" presentation:style-name="a446" draw:name="Slide Number Placeholder 5" svg:x="9.18749in" svg:y="6.74849in" svg:width="0.55in" svg:height="0.55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ommunote value proposition</dc:title>
    <meta:initial-creator>Kemal Ahmed</meta:initial-creator>
    <dc:creator>Kemal Ahmed</dc:creator>
    <meta:creation-date>2014-07-22T19:39:58Z</meta:creation-date>
    <dc:date>2014-07-22T21:04:25Z</dc:date>
    <meta:template xlink:href="Angles" xlink:type="simple"/>
    <meta:editing-cycles>21</meta:editing-cycles>
    <meta:editing-duration>PT4323S</meta:editing-duration>
    <meta:document-statistic meta:paragraph-count="37" meta:word-count="242"/>
  </office:meta>
</office:document-meta>
</file>